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10150*"/>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1b908" officeooo:paragraph-rsid="0011b908"/>
    </style:style>
    <style:style style:name="P8" style:family="paragraph" style:parent-style-name="Table_20_Contents">
      <style:text-properties officeooo:rsid="0011d672" officeooo:paragraph-rsid="0011d672"/>
    </style:style>
    <style:style style:name="P9"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0" style:family="paragraph" style:parent-style-name="Table_20_Contents">
      <style:text-properties officeooo:rsid="0011d672" officeooo:paragraph-rsid="0011d672"/>
    </style:style>
    <style:style style:name="P11" style:family="paragraph" style:parent-style-name="Table_20_Contents">
      <style:text-properties officeooo:rsid="00153ed8" officeooo:paragraph-rsid="00153ed8"/>
    </style:style>
    <style:style style:name="P12" style:family="paragraph" style:parent-style-name="Table_20_Contents">
      <style:text-properties officeooo:paragraph-rsid="00153ed8"/>
    </style:style>
    <style:style style:name="P13" style:family="paragraph" style:parent-style-name="Table_20_Contents">
      <style:text-properties officeooo:rsid="0015dce4" officeooo:paragraph-rsid="0015dce4"/>
    </style:style>
    <style:style style:name="P14" style:family="paragraph" style:parent-style-name="Table_20_Contents">
      <style:text-properties officeooo:rsid="0015efbb" officeooo:paragraph-rsid="0015efbb"/>
    </style:style>
    <style:style style:name="P15" style:family="paragraph" style:parent-style-name="Table_20_Contents">
      <style:text-properties officeooo:rsid="0017bc7d" officeooo:paragraph-rsid="0017bc7d"/>
    </style:style>
    <style:style style:name="P16" style:family="paragraph" style:parent-style-name="Table_20_Contents">
      <style:text-properties officeooo:rsid="00182587" officeooo:paragraph-rsid="00182587"/>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53ed8"/>
    </style:style>
    <style:style style:name="T4" style:family="text">
      <style:text-properties officeooo:rsid="0017bc7d"/>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9"><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e Miguel Hernández García</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8">El programa nos crea dos vectores de caracteres, buf1 y buf2, donde cada uno almacena 10 caracteres. Además crea un entero llamado fd al cual asigna el valor de la llamada al sistema “open” del archivo “archivo”, el resultado del cual da error si es menor a cero. Con O_CREAT, se crea si no existe, con O_WRONLY decimos que solo se permite la escritura; con S_IRUSR comprobamos que se tiene permiso de lectura y con S_IWUSR comprobamos si tenemos permiso de escritura.</text:p>
            <text:p text:style-name="P8">Después comprueba si tras <text:s/>hacer la orden write de buf1, el resultado asociado a esta operación es distinto de 10 y se muestra error, dado que hemos escrito los 10 caracteres del buf1 en el archivo.</text:p>
            <text:p text:style-name="P8">Tras ello, con la orden “lseek” ponemos el puntero del archivo en la posición 40(en bytes) desde SEEK_SET (inicio del fichero), y da error si el resultado de la operación es menor que 0. Gracias a ello conseguimos que el puntero se situe en la posición 40, que es donde hemos terminado de escribir los 10 caracteres del buf1.</text:p>
            <text:p text:style-name="P8">Finalmente, volvemos a hacer la llamada a “write” para volver a escribir los 10 caracteres de buf2, al igual que hicimos con buf1.</text:p>
            <text:p text:style-name="P8">Tras hacer la orden “cat archivo” vemos lo siguiente: </text:p>
            <text:p text:style-name="P8">abcdefghijABCDEFGHIJ</text:p>
            <text:p text:style-name="P8">Y tras hacer la orden “od -c archivo”, obtenemos: </text:p>
            <text:p text:style-name="P8">0000000 <text:s text:c="4"/>a <text:s text:c="4"/>b <text:s text:c="4"/>c <text:s text:c="4"/>d <text:s text:c="4"/>e <text:s text:c="4"/>f <text:s text:c="4"/>g <text:s text:c="4"/>h <text:s text:c="4"/>i <text:s text:c="4"/>j <text:s text:c="4"/>\0 <text:s text:c="4"/>\0 <text:s text:c="4"/>\0 <text:s text:c="4"/>\0 <text:s text:c="4"/>\0 <text:s text:c="4"/>\0</text:p>
            <text:p text:style-name="P8">0000020 <text:s text:c="3"/>\0 <text:s text:c="3"/>\0 <text:s text:c="3"/>\0 <text:s text:c="3"/>\0 <text:s text:c="3"/>\0 <text:s text:c="2"/>\0 <text:s text:c="2"/>\0 <text:s text:c="4"/>\0 <text:s text:c="3"/>\0 <text:s text:c="2"/>\0 <text:s text:c="3"/>\0 <text:s text:c="4"/>\0 <text:s text:c="4"/>\0 <text:s text:c="4"/>\0 <text:s text:c="4"/>\0 <text:s text:c="4"/>\0</text:p>
            <text:p text:style-name="P8">0000040 <text:s text:c="3"/>\0 <text:s text:c="3"/>\0 <text:s text:c="3"/>\0 <text:s text:c="3"/>\0 <text:s text:c="3"/>\0 <text:s text:c="2"/>\0 <text:s text:c="2"/>\0 <text:s text:c="4"/>\0 <text:s text:c="3"/>A <text:s text:c="3"/>B <text:s text:c="4"/>C <text:s text:c="4"/>D <text:s text:c="4"/>E <text:s text:c="5"/>F <text:s text:c="5"/>G <text:s text:c="4"/>H</text:p>
            <text:p text:style-name="P8">0000060 <text:s text:c="3"/>I <text:s text:c="6"/>J</text:p>
            <text:p text:style-name="P8">0000062</text:p>
            <text:p text:style-name="Table_20_Contents"/>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14">Para resolver el ejercicio he creado el siguiente programa: </text:p>
            <text:p text:style-name="P11">#include&lt;sys/types.h&gt;</text:p>
            <text:p text:style-name="P11">#include&lt;sys/stat.h&gt;</text:p>
            <text:p text:style-name="P11">#include&lt;fcntl.h&gt;</text:p>
            <text:p text:style-name="P11">#include&lt;string.h&gt;</text:p>
            <text:p text:style-name="P11">#include&lt;stdlib.h&gt;</text:p>
            <text:p text:style-name="P11">#include&lt;stdio.h&gt;</text:p>
            <text:p text:style-name="P11"><text:soft-page-break/>#include&lt;errno.h&gt;</text:p>
            <text:p text:style-name="P11">#include&lt;unistd.h&gt;</text:p>
            <text:p text:style-name="P11">int main(int argc, char *argv[])</text:p>
            <text:p text:style-name="P11">{</text:p>
            <text:p text:style-name="P11"><text:s text:c="4"/>int cont=1,leidos;</text:p>
            <text:p text:style-name="P11"><text:s text:c="4"/>int filein,fileout;</text:p>
            <text:p text:style-name="P11"><text:s text:c="4"/>char cadena[30];</text:p>
            <text:p text:style-name="P11"><text:s text:c="4"/>char cad_bloque[40];</text:p>
            <text:p text:style-name="P11"><text:s text:c="4"/>char salto_linea[2]="\n";</text:p>
            <text:p text:style-name="P11"><text:s text:c="4"/>char caracter[1];</text:p>
            <text:p text:style-name="P11"><text:s text:c="4"/>int num_char = 1;</text:p>
            <text:p text:style-name="P11"><text:s text:c="4"/>if (argc==2){</text:p>
            <text:p text:style-name="P11"><text:s text:c="8"/>filein=open(argv[1], O_RDONLY);</text:p>
            <text:p text:style-name="P11"><text:s text:c="4"/>}</text:p>
            <text:p text:style-name="P11"><text:s text:c="4"/>else{</text:p>
            <text:p text:style-name="P11"><text:s text:c="8"/>filein=STDIN_FILENO;</text:p>
            <text:p text:style-name="P11"><text:s text:c="4"/>}</text:p>
            <text:p text:style-name="P11"><text:s text:c="4"/>fileout=open("archivo_salida", O_CREAT|O_WRONLY,S_IRUSR|S_IWUSR);</text:p>
            <text:p text:style-name="P11"><text:s text:c="4"/>if (fileout &lt; 0){</text:p>
            <text:p text:style-name="P11"><text:s text:c="8"/>printf("<text:span text:style-name="T4">No pudo abrirse el fichero de salida</text:span>\n");</text:p>
            <text:p text:style-name="P11"><text:s text:c="8"/>exit(-1);</text:p>
            <text:p text:style-name="P11"><text:s text:c="4"/>}</text:p>
            <text:p text:style-name="P11"><text:s text:c="4"/>while((leidos=read(filein,caracter,1))!=0){</text:p>
            <text:p text:style-name="P11"><text:s text:c="8"/>if (num_char == 1 || num_char%80 == 0){</text:p>
            <text:p text:style-name="P11"><text:s text:c="12"/>if (num_char != 1)</text:p>
            <text:p text:style-name="P11"><text:s text:c="16"/>write(fileout, salto_linea, strlen(salto_linea));</text:p>
            <text:p text:style-name="P11"><text:s text:c="8"/>else{</text:p>
            <text:p text:style-name="P11"><text:s text:c="12"/>sprintf(cad_bloque, "El numero de bloques es &lt;%d&gt;\n",cont);</text:p>
            <text:p text:style-name="P11"><text:s text:c="12"/>write(fileout, cad_bloque, strlen(cad_bloque));</text:p>
            <text:p text:style-name="P12"><text:span text:style-name="T3"><text:s text:c="8"/>}</text:span></text:p>
            <text:p text:style-name="P13"><text:s text:c="12"/>sprintf(cad_bloque, "%s%d\n", "Bloque", cont);</text:p>
            <text:p text:style-name="P13"><text:soft-page-break/><text:s text:c="12"/>write(fileout, cad_bloque, strlen(cad_bloque));</text:p>
            <text:p text:style-name="P13"><text:s text:c="12"/>cont++;</text:p>
            <text:p text:style-name="P13"><text:s text:c="8"/>}</text:p>
            <text:p text:style-name="P13"><text:s text:c="9"/>write(fileout, caracter, 1);</text:p>
            <text:p text:style-name="P13"><text:s text:c="9"/>num_char++;</text:p>
            <text:p text:style-name="P13"><text:s text:c="5"/>} </text:p>
            <text:p text:style-name="P13"><text:s text:c="5"/>sprintf(cad_bloque, "El numero de bloques es &lt;%d&gt;\n", cont);</text:p>
            <text:p text:style-name="P13"><text:s text:c="5"/>lseek(fileout,0,SEEK_SET);</text:p>
            <text:p text:style-name="P13"><text:s text:c="5"/>write(fileout, cad_bloque, strlen(cad_bloque));</text:p>
            <text:p text:style-name="P13"/>
            <text:p text:style-name="P13"><text:s text:c="4"/>close(filein);</text:p>
            <text:p text:style-name="P13"><text:s text:c="4"/>close(fileout);</text:p>
            <text:p text:style-name="P13"><text:s text:c="4"/>return 0;</text:p>
            <text:p text:style-name="P13">}</text:p>
            <text:p text:style-name="Table_20_Contents"/>
            <text:p text:style-name="Table_20_Contents"/>
          </table:table-cell>
        </table:table-row>
      </table:table>
      <text:p text:style-name="Standard"/>
      <text:p text:style-name="Standard">Mi solución a la <text:span text:style-name="T2">ejercicio 3</text:span> ha sido:</text:p>
      <table:table table:name="Table12" table:style-name="Table12">
        <table:table-column table:style-name="Table12.A"/>
        <table:table-row>
          <table:table-cell table:style-name="Table12.A1" office:value-type="string">
            <text:p text:style-name="P15">Lo que este programa hace es decirnos que tipo de archivo es el que le hemos pasado, ya sea regular, un directorio…</text:p>
            <text:p text:style-name="P15"/>
            <text:p text:style-name="P15">Internamente el programa comprueba cada “flag” que se corresponde con un archivo determinado, con el archivo que introducimos como argumento, y si cualquiera de las “flags” se activa, nos mostrará el tipo de archivo en el cual dicha “flag” se ha activado</text:p>
            <text:p text:style-name="Table_20_Contents"/>
            <text:p text:style-name="Table_20_Contents"/>
            <text:p text:style-name="Table_20_Contents"/>
            <text:p text:style-name="Table_20_Contents"/>
            <text:p text:style-name="Table_20_Contents"/>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P16">La macro que he definido ha sido la siguiente:</text:p>
            <text:p text:style-name="P16"><text:soft-page-break/>#define S_ISREG2(mode) (mode &amp; S_IFMT == S_IFREG)</text:p>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1-10-05T09:46:35</meta:creation-date>
    <dc:date>2016-10-31T19:03:27.389969186</dc:date>
    <meta:print-date>2011-10-06T10:39:21</meta:print-date>
    <meta:editing-cycles>190</meta:editing-cycles>
    <meta:editing-duration>PT22H34M53S</meta:editing-duration>
    <meta:document-statistic meta:table-count="10" meta:image-count="1" meta:object-count="0" meta:page-count="5" meta:paragraph-count="84" meta:word-count="627" meta:character-count="4388" meta:non-whitespace-character-count="3389"/>
    <meta:user-defined meta:name="Información 1"/>
    <meta:user-defined meta:name="Información 2"/>
    <meta:user-defined meta:name="Información 3"/>
    <meta:user-defined meta:name="Información 4"/>
  </office:meta>
</office:document-meta>
</file>